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SemCond" svg:font-family="'Noto Sans Arabic SemCond'" style:font-family-generic="system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88cm"/>
    </style:style>
    <style:style style:name="co5" style:family="table-column">
      <style:table-column-properties fo:break-before="auto" style:column-width="8.4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5.1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2.01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Carlito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hlerliste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/etc/sudoers.d/life</text:p>
          </table:table-cell>
          <table:table-cell table:style-name="ce7" office:value-type="string" calcext:value-type="string" table:number-columns-spanned="3" table:number-rows-spanned="1">
            <text:p>student ALL=(ALL) NOPASSWD:SETENV: /bin/ip</text:p>
            <text:p>student ALL=(ALL) NOPASSWD:SETENV: /usr/bin/calamares</text:p>
            <text:p>student ALL=(ALL) NOPASSWD:SETENV: /home/student/.life/applications/life-exam/server/server.py</text:p>
            <text:p>student ALL=(ALL) NOPASSWD:SETENV: /home/student/.life/applications/life-exam/client/client.py</text:p>
            <text:p>student ALL=(ALL) NOPASSWD:SETENV: /home/student/.life/applications/life-builder/usbcreator/usbcreator.py</text:p>
            <text:p>student ALL=(ALL) NOPASSWD:SETENV: /home/student/.life/applications/life-builder/main.py</text:p>
            <text:p>student ALL=(ALL) NOPASSWD:SETENV: /home/student/.life/applications/sambamount/sambamount.py</text:p>
            <text:p/>
            <text:p>student ALL=(ALL) NOPASSWD:SETENV: /home/student/.life/applications/life-helperscripts/restore-desktop-config-root.sh</text:p>
            <text:p># in EXAM Mode, student can manually stop the EXAM</text:p>
            <text:p>student ALL=(ALL) NOPASSWD:SETENV: /home/student/.life/applications/life-exam/DATA/EXAMCONFIG/lockdown/stopexam.sh</text:p>
            <text:p/>
            <text:p>student ALL=(ALL) NOPASSWD:SETENV: /usr/bin/twistd3</text:p>
          </table:table-cell>
          <table:covered-table-cell table:number-columns-repeated="2" table:style-name="ce3"/>
          <table:table-cell table:number-columns-repeated="1020"/>
        </table:table-row>
        <table:table-row table:style-name="ro3">
          <table:table-cell table:style-name="ce3" office:value-type="string" calcext:value-type="string">
            <text:p>etc environment</text:p>
          </table:table-cell>
          <table:table-cell table:style-name="ce7" office:value-type="string" calcext:value-type="string" table:number-columns-spanned="3" table:number-rows-spanned="1">
            <text:p>PYTHONPATH=".:/home/student/.life/applications/life-exam"</text:p>
          </table:table-cell>
          <table:covered-table-cell table:number-columns-repeated="2"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 / fehlend</text:p>
          </table:table-cell>
          <table:table-cell table:style-name="ce24" office:value-type="string" calcext:value-type="string">
            <text:p>Frage</text:p>
          </table:table-cell>
          <table:table-cell table:style-name="Default"/>
          <table:table-cell table:style-name="ce25" table:number-columns-repeated="59"/>
          <table:table-cell table:style-name="ce27" table:number-columns-repeated="960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2"/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neue mounts sollten nicht erlaubt sein.. sollen wir ein „umount“ bei exam start machen um eventuelle eingebundene partitionen rauszuhauen ?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/>
          <table:table-cell office:value-type="string" calcext:value-type="string">
            <text:p>Access Point aktivieren (root Rechte?)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/>
          <table:table-cell office:value-type="string" calcext:value-type="string">
            <text:p>Drucker Testen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Default" table:number-columns-repeated="2"/>
          <table:table-cell office:value-type="string" calcext:value-type="string">
            <text:p>Helligkeit nach Boot zu niedrig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9"/>
          <table:table-cell/>
          <table:table-cell table:style-name="Default"/>
          <table:table-cell table:number-columns-repeated="1019"/>
        </table:table-row>
        <table:table-row table:style-name="ro5"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/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19" office:value-type="string" calcext:value-type="string">
            <text:p>Client: Message Box verbunden als Feedback</text:p>
            <text:p>Wird nach 5min automatisch ausgebelendet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1">Server</text:span>: Datei senden Filechooser </text:p>
            <text:p>Pfad zu Downloads fehlt</text:p>
          </table:table-cell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/>
          <table:table-cell table:style-name="Default"/>
          <table:table-cell table:number-columns-repeated="1019"/>
        </table:table-row>
        <table:table-row table:style-name="ro8"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style-name="ce19" office:value-type="string" calcext:value-type="string">
            <text:p><text:span text:style-name="T1">Client</text:span>: Zeit ist vollkommen falsch</text:p>
            <text:p>Timedatectl</text:p>
            <text:p>Wir haben Europe/Vienna +2</text:p>
            <text:p>Timdatectl service gestartet, JA</text:p>
            <text:p>NTP Client verwenden? (ntp, chrony?)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8"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style-name="ce19" office:value-type="string" calcext:value-type="string">
            <text:p>Autoabgabe soll keinen Filemanager öffne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9" office:value-type="string" calcext:value-type="string">
            <text:p>Einige Apps werden noch doppelt angezeig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Ab und zu OFFLINE von Client, warum?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 table:number-rows-repeated="10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434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unschliste" table:style-name="ta1">
        <table:table-column table:style-name="co4" table:default-cell-style-name="ce23"/>
        <table:table-column table:style-name="co5" table:default-cell-style-name="ce23"/>
        <table:table-row table:style-name="ro9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</table:table-row>
        <table:table-row table:style-name="ro9">
          <table:table-cell table:style-name="Default" office:value-type="string" calcext:value-type="string">
            <text:p>nur ein Button Exam starten/stoppen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SemCond" svg:font-family="'Noto Sans Arabic SemCond'" style:font-family-generic="system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16:04:49.4887981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1-02-28T16:09:28.715020058</dc:date>
    <meta:editing-duration>PT7H42M7S</meta:editing-duration>
    <meta:editing-cycles>92</meta:editing-cycles>
    <meta:generator>LibreOffice/6.4.6.2$Linux_X86_64 LibreOffice_project/40$Build-2</meta:generator>
    <meta:document-statistic meta:table-count="2" meta:cell-count="50" meta:object-count="0"/>
    <meta:user-defined meta:name="qrichtext">1</meta:user-defined>
  </office:meta>
</office:document-meta>
</file>